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2cc" draw:textarea-horizontal-align="justify" draw:textarea-vertical-align="middle" draw:auto-grow-height="false" fo:min-height="0.938cm" fo:min-width="0.688cm" fo:padding-top="0.166cm" fo:padding-bottom="0.166cm" fo:padding-left="0.291cm" fo:padding-right="0.291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0.318cm" fo:min-width="0.068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0.809cm" fo:min-width="0cm" fo:padding-top="0.165cm" fo:padding-bottom="0.165cm" fo:padding-left="0.29cm" fo:padding-right="0.29cm" fo:wrap-option="wrap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9.007cm" fo:min-width="0cm" fo:padding-top="0.165cm" fo:padding-bottom="0.165cm" fo:padding-left="0.29cm" fo:padding-right="0.29cm" fo:wrap-option="wrap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-color="#fff2cc"/>
      <style:paragraph-properties fo:text-align="center"/>
      <style:text-properties style:font-name="Comfortaa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Comfortaa"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Comfortaa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Comfortaa"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style:font-name="Comfortaa" fo:font-size="24pt" style:font-size-asian="24pt" style:font-size-complex="24pt"/>
    </style:style>
    <style:style style:name="T2" style:family="text">
      <style:text-properties style:font-name="Comfortaa" fo:font-size="18pt" style:font-size-asian="18pt" style:font-size-complex="18pt"/>
    </style:style>
    <style:style style:name="T3" style:family="text">
      <style:text-properties style:font-name="Comforta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27cm" svg:height="1.27cm" svg:x="1.27cm" svg:y="3.79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3.79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3.79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3.79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3.79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3.79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3.79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3.79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3.79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3.79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3.79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3.79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3.792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27cm" svg:height="1.27cm" svg:x="1.27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8.87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8.87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8.87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8.87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8.87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8.87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8.87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8.87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8.87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8.87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8.87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8.87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8.87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27cm" svg:height="1.27cm" svg:x="1.27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12.68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12.68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12.68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12.68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12.68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12.682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12.68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12.68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27cm" svg:height="1.27cm" svg:x="1.27cm" svg:y="17.76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17.76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17.76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17.76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17.76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17.76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17.76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17.76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17.76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17.76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17.76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17.76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17.762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17.76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17.76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17.76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17.76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2" draw:text-style-name="P3" draw:layer="layout" svg:x1="1.841cm" svg:y1="14.269cm" svg:x2="1.841cm" svg:y2="17.444cm">
              <text:p/>
            </draw:line>
            <draw:custom-shape draw:style-name="gr3" draw:text-style-name="P4" draw:layer="layout" svg:width="0.952cm" svg:height="0.952cm" svg:x="1.365cm" svg:y="15.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0.866cm" svg:height="0.958cm" svg:x="1.349cm" svg:y="15.359cm">
              <draw:text-box>
                <text:p text:style-name="P5"><text:span text:style-name="T2">0</text:span></text:p>
              </draw:text-box>
            </draw:frame>
          </draw:g>
          <draw:g>
            <draw:line draw:style-name="gr2" draw:text-style-name="P3" draw:layer="layout" svg:x1="3.15cm" svg:y1="14.243cm" svg:x2="3.15cm" svg:y2="17.418cm">
              <text:p/>
            </draw:line>
            <draw:custom-shape draw:style-name="gr3" draw:text-style-name="P4" draw:layer="layout" svg:width="0.952cm" svg:height="0.952cm" svg:x="2.674cm" svg:y="15.35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0.743cm" svg:height="0.958cm" svg:x="2.658cm" svg:y="15.333cm">
              <draw:text-box>
                <text:p text:style-name="P5"><text:span text:style-name="T2">1</text:span></text:p>
              </draw:text-box>
            </draw:frame>
          </draw:g>
          <draw:g>
            <draw:line draw:style-name="gr2" draw:text-style-name="P3" draw:layer="layout" svg:x1="22.159cm" svg:y1="14.217cm" svg:x2="22.159cm" svg:y2="17.392cm">
              <text:p/>
            </draw:line>
            <draw:custom-shape draw:style-name="gr3" draw:text-style-name="P4" draw:layer="layout" svg:width="0.952cm" svg:height="0.952cm" svg:x="21.683cm" svg:y="15.3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1.141cm" svg:height="0.958cm" svg:x="21.567cm" svg:y="15.307cm">
              <draw:text-box>
                <text:p text:style-name="P5"><text:span text:style-name="T2">1</text:span><text:span text:style-name="T2">5</text:span></text:p>
              </draw:text-box>
            </draw:frame>
          </draw:g>
          <draw:frame draw:style-name="gr4" draw:text-style-name="P7" draw:layer="layout" svg:width="1.239cm" svg:height="1.508cm" svg:x="5.132cm" svg:y="14.857cm">
            <draw:text-box>
              <text:p><text:span text:style-name="T3">.</text:span><text:span text:style-name="T3">.</text:span><text:span text:style-name="T3">.</text:span></text:p>
            </draw:text-box>
          </draw:frame>
          <draw:g>
            <draw:line draw:style-name="gr2" draw:text-style-name="P3" draw:layer="layout" svg:x1="4.459cm" svg:y1="14.217cm" svg:x2="4.459cm" svg:y2="17.392cm">
              <text:p/>
            </draw:line>
            <draw:custom-shape draw:style-name="gr3" draw:text-style-name="P4" draw:layer="layout" svg:width="0.952cm" svg:height="0.952cm" svg:x="3.983cm" svg:y="15.3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0.87cm" svg:height="0.958cm" svg:x="3.967cm" svg:y="15.307cm">
              <draw:text-box>
                <text:p text:style-name="P5"><text:span text:style-name="T2">2</text:span></text:p>
              </draw:text-box>
            </draw:frame>
          </draw:g>
        </draw:g>
        <draw:g>
          <draw:g>
            <draw:line draw:style-name="gr2" draw:text-style-name="P3" draw:layer="layout" svg:x1="1.841cm" svg:y1="5.379cm" svg:x2="1.841cm" svg:y2="8.554cm">
              <text:p/>
            </draw:line>
            <draw:custom-shape draw:style-name="gr3" draw:text-style-name="P4" draw:layer="layout" svg:width="0.952cm" svg:height="0.952cm" svg:x="1.365cm" svg:y="6.49cm">
              <text:p><text:span text:style-name="T1"/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0.866cm" svg:height="0.958cm" svg:x="1.349cm" svg:y="6.469cm">
              <draw:text-box>
                <text:p text:style-name="P5"><text:span text:style-name="T2">0</text:span></text:p>
              </draw:text-box>
            </draw:frame>
          </draw:g>
          <draw:g>
            <draw:line draw:style-name="gr2" draw:text-style-name="P3" draw:layer="layout" svg:x1="3.15cm" svg:y1="5.353cm" svg:x2="3.15cm" svg:y2="8.528cm">
              <text:p/>
            </draw:line>
            <draw:custom-shape draw:style-name="gr3" draw:text-style-name="P4" draw:layer="layout" svg:width="0.952cm" svg:height="0.952cm" svg:x="2.674cm" svg:y="6.4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0.743cm" svg:height="0.958cm" svg:x="2.658cm" svg:y="6.443cm">
              <draw:text-box>
                <text:p text:style-name="P5"><text:span text:style-name="T2">1</text:span></text:p>
              </draw:text-box>
            </draw:frame>
          </draw:g>
          <draw:g>
            <draw:line draw:style-name="gr2" draw:text-style-name="P3" draw:layer="layout" svg:x1="22.159cm" svg:y1="5.327cm" svg:x2="22.159cm" svg:y2="8.502cm">
              <text:p/>
            </draw:line>
            <draw:custom-shape draw:style-name="gr3" draw:text-style-name="P4" draw:layer="layout" svg:width="0.952cm" svg:height="0.952cm" svg:x="21.683cm" svg:y="6.4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1.141cm" svg:height="0.958cm" svg:x="21.567cm" svg:y="6.417cm">
              <draw:text-box>
                <text:p text:style-name="P5"><text:span text:style-name="T2">15</text:span></text:p>
              </draw:text-box>
            </draw:frame>
          </draw:g>
          <draw:frame draw:style-name="gr4" draw:text-style-name="P7" draw:layer="layout" svg:width="1.239cm" svg:height="1.508cm" svg:x="5.132cm" svg:y="5.967cm">
            <draw:text-box>
              <text:p><text:span text:style-name="T3">..</text:span><text:span text:style-name="T3">.</text:span></text:p>
            </draw:text-box>
          </draw:frame>
          <draw:g>
            <draw:line draw:style-name="gr2" draw:text-style-name="P3" draw:layer="layout" svg:x1="4.459cm" svg:y1="5.327cm" svg:x2="4.459cm" svg:y2="8.502cm">
              <text:p/>
            </draw:line>
            <draw:custom-shape draw:style-name="gr3" draw:text-style-name="P4" draw:layer="layout" svg:width="0.952cm" svg:height="0.952cm" svg:x="3.983cm" svg:y="6.4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6" draw:layer="layout" svg:width="0.87cm" svg:height="0.958cm" svg:x="3.967cm" svg:y="6.417cm">
              <draw:text-box>
                <text:p text:style-name="P5"><text:span text:style-name="T2">2</text:span></text:p>
              </draw:text-box>
            </draw:frame>
          </draw:g>
        </draw:g>
        <draw:custom-shape draw:style-name="gr5" draw:text-style-name="P3" draw:layer="layout" svg:width="0.793cm" svg:height="21.567cm" draw:transform="rotate (-1.5707963267949) translate (22.86cm 2.522cm)">
          <text:p/>
          <draw:enhanced-geometry svg:viewBox="0 0 21600 21600" draw:glue-points="21600 0 0 10800 21600 21600" draw:text-areas="13800 ?f9 21600 ?f10" draw:type="left-brace" draw:modifiers="685.1358191327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7" draw:layer="layout" svg:width="10.112cm" svg:height="1.508cm" svg:x="6.947cm" svg:y="0.952cm">
          <draw:text-box>
            <text:p text:style-name="P8"><text:span text:style-name="T3">D</text:span><text:span text:style-name="T3">a</text:span><text:span text:style-name="T3">t</text:span><text:span text:style-name="T3">a</text:span><text:span text:style-name="T3"> </text:span><text:span text:style-name="T3">p</text:span><text:span text:style-name="T3">a</text:span><text:span text:style-name="T3">r</text:span><text:span text:style-name="T3">a</text:span><text:span text:style-name="T3">l</text:span><text:span text:style-name="T3">l</text:span><text:span text:style-name="T3">e</text:span><text:span text:style-name="T3">l</text:span><text:span text:style-name="T3">i</text:span><text:span text:style-name="T3">s</text:span><text:span text:style-name="T3">m</text:span></text:p>
          </draw:text-box>
        </draw:frame>
        <draw:frame draw:style-name="gr4" draw:text-style-name="P7" draw:layer="layout" svg:width="12.3cm" svg:height="1.508cm" svg:x="23.847cm" svg:y="6.052cm">
          <draw:text-box>
            <text:p text:style-name="P8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1 </text:span><text:span text:style-name="T3">= </text:span><text:span text:style-name="T3">f</text:span><text:span text:style-name="T3">u</text:span><text:span text:style-name="T3">n</text:span><text:span text:style-name="T3">c</text:span><text:span text:style-name="T3">1</text:span><text:span text:style-name="T3">(</text:span><text:span text:style-name="T3">d</text:span><text:span text:style-name="T3">a</text:span><text:span text:style-name="T3">t</text:span><text:span text:style-name="T3">a</text:span><text:span text:style-name="T3">1</text:span><text:span text:style-name="T3">)</text:span></text:p>
          </draw:text-box>
        </draw:frame>
        <draw:frame draw:style-name="gr4" draw:text-style-name="P7" draw:layer="layout" svg:width="12.986cm" svg:height="1.508cm" svg:x="23.847cm" svg:y="15.052cm">
          <draw:text-box>
            <text:p text:style-name="P8"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2 </text:span><text:span text:style-name="T3">= </text:span><text:span text:style-name="T3">f</text:span><text:span text:style-name="T3">u</text:span><text:span text:style-name="T3">n</text:span><text:span text:style-name="T3">c</text:span><text:span text:style-name="T3">2</text:span><text:span text:style-name="T3">(</text:span><text:span text:style-name="T3">d</text:span><text:span text:style-name="T3">a</text:span><text:span text:style-name="T3">t</text:span><text:span text:style-name="T3">a</text:span><text:span text:style-name="T3">2</text:span><text:span text:style-name="T3">)</text:span></text:p>
          </draw:text-box>
        </draw:frame>
        <draw:custom-shape draw:style-name="gr6" draw:text-style-name="P3" draw:layer="layout" svg:width="0.793cm" svg:height="9.525cm" draw:transform="rotate (-3.14159265358979) translate (38.558cm 16.174cm)">
          <text:p/>
          <draw:enhanced-geometry svg:viewBox="0 0 21600 21600" draw:glue-points="21600 0 0 10800 21600 21600" draw:text-areas="13800 ?f9 21600 ?f10" draw:type="left-brace" draw:modifiers="685.1358191327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7" draw:layer="layout" svg:width="9.853cm" svg:height="1.508cm" svg:x="39.27cm" svg:y="10.677cm">
          <draw:text-box>
            <text:p text:style-name="P8"><text:span text:style-name="T3">Task parallelis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7T11:58:07.624724801</meta:creation-date>
    <dc:date>2022-09-07T12:37:46.671213249</dc:date>
    <meta:editing-duration>PT7M55S</meta:editing-duration>
    <meta:editing-cycles>3</meta:editing-cycles>
    <meta:generator>LibreOffice/7.3.5.2$Linux_X86_64 LibreOffice_project/30$Build-2</meta:generator>
    <meta:document-statistic meta:object-count="114"/>
  </office:meta>
</office:document-meta>
</file>